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06f6" officeooo:paragraph-rsid="001306f6"/>
    </style:style>
    <style:style style:name="P2" style:family="paragraph" style:parent-style-name="Standard">
      <style:text-properties officeooo:rsid="001306f6" officeooo:paragraph-rsid="00143d95"/>
    </style:style>
    <style:style style:name="P3" style:family="paragraph" style:parent-style-name="Standard">
      <style:text-properties officeooo:rsid="00143109" officeooo:paragraph-rsid="00143109"/>
    </style:style>
    <style:style style:name="P4" style:family="paragraph" style:parent-style-name="Standard">
      <style:text-properties officeooo:rsid="00143109" officeooo:paragraph-rsid="00156726"/>
    </style:style>
    <style:style style:name="P5" style:family="paragraph" style:parent-style-name="Standard">
      <style:text-properties officeooo:rsid="00162d25" officeooo:paragraph-rsid="00162d25"/>
    </style:style>
    <style:style style:name="P6" style:family="paragraph" style:parent-style-name="Standard">
      <style:text-properties officeooo:rsid="00162d25" officeooo:paragraph-rsid="00173b1f"/>
    </style:style>
    <style:style style:name="P7" style:family="paragraph" style:parent-style-name="Standard">
      <style:text-properties officeooo:rsid="00173b1f" officeooo:paragraph-rsid="00173b1f"/>
    </style:style>
    <style:style style:name="P8" style:family="paragraph" style:parent-style-name="Standard">
      <style:text-properties officeooo:rsid="0018469f" officeooo:paragraph-rsid="0018469f"/>
    </style:style>
    <style:style style:name="P9" style:family="paragraph" style:parent-style-name="Standard">
      <style:text-properties officeooo:rsid="00196e68" officeooo:paragraph-rsid="00196e68"/>
    </style:style>
    <style:style style:name="P10" style:family="paragraph" style:parent-style-name="Standard">
      <style:text-properties officeooo:rsid="00196e68" officeooo:paragraph-rsid="001ab333"/>
    </style:style>
    <style:style style:name="P11" style:family="paragraph" style:parent-style-name="Standard">
      <style:text-properties officeooo:rsid="001ab333" officeooo:paragraph-rsid="001ab333"/>
    </style:style>
    <style:style style:name="P12" style:family="paragraph" style:parent-style-name="Standard">
      <style:text-properties officeooo:rsid="001ca390" officeooo:paragraph-rsid="001ca390"/>
    </style:style>
    <style:style style:name="P13" style:family="paragraph" style:parent-style-name="Standard">
      <style:text-properties officeooo:rsid="00207423" officeooo:paragraph-rsid="00207423"/>
    </style:style>
    <style:style style:name="P14" style:family="paragraph" style:parent-style-name="Standard">
      <style:text-properties officeooo:rsid="00215ffd" officeooo:paragraph-rsid="00215ffd"/>
    </style:style>
    <style:style style:name="P15" style:family="paragraph" style:parent-style-name="Standard">
      <style:text-properties officeooo:rsid="00215ffd" officeooo:paragraph-rsid="0021d65f"/>
    </style:style>
    <style:style style:name="P16" style:family="paragraph" style:parent-style-name="Standard">
      <style:text-properties officeooo:rsid="00238035" officeooo:paragraph-rsid="00238035"/>
    </style:style>
    <style:style style:name="P17" style:family="paragraph" style:parent-style-name="Standard">
      <style:text-properties officeooo:rsid="00143109" officeooo:paragraph-rsid="00143d95"/>
    </style:style>
    <style:style style:name="P18" style:family="paragraph" style:parent-style-name="Standard">
      <style:text-properties officeooo:rsid="00143d95" officeooo:paragraph-rsid="00143d95"/>
    </style:style>
    <style:style style:name="P19" style:family="paragraph" style:parent-style-name="Standard">
      <style:text-properties officeooo:rsid="00254665" officeooo:paragraph-rsid="00254665"/>
    </style:style>
    <style:style style:name="P20" style:family="paragraph" style:parent-style-name="Standard">
      <style:text-properties officeooo:rsid="0027325e" officeooo:paragraph-rsid="0027325e"/>
    </style:style>
    <style:style style:name="P21" style:family="paragraph" style:parent-style-name="Standard">
      <style:text-properties officeooo:rsid="0028ebcd" officeooo:paragraph-rsid="0028ebcd"/>
    </style:style>
    <style:style style:name="T1" style:family="text">
      <style:text-properties officeooo:rsid="00143109"/>
    </style:style>
    <style:style style:name="T2" style:family="text">
      <style:text-properties officeooo:rsid="00143d95"/>
    </style:style>
    <style:style style:name="T3" style:family="text">
      <style:text-properties officeooo:rsid="00162d25"/>
    </style:style>
    <style:style style:name="T4" style:family="text">
      <style:text-properties officeooo:rsid="0018469f"/>
    </style:style>
    <style:style style:name="T5" style:family="text">
      <style:text-properties officeooo:rsid="001ab333"/>
    </style:style>
    <style:style style:name="T6" style:family="text">
      <style:text-properties officeooo:rsid="001deecd"/>
    </style:style>
    <style:style style:name="T7" style:family="text">
      <style:text-properties officeooo:rsid="00215ffd"/>
    </style:style>
    <style:style style:name="T8" style:family="text">
      <style:text-properties officeooo:rsid="00244027"/>
    </style:style>
    <style:style style:name="T9" style:family="text">
      <style:text-properties officeooo:rsid="0025e05d"/>
    </style:style>
    <style:style style:name="T10" style:family="text">
      <style:text-properties officeooo:rsid="0028eb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F</text:span>lüchte ich?</text:p>
      <text:p text:style-name="P17">Der Körper liegt in dem Hotelzimmer auf dem Bett.</text:p>
      <text:p text:style-name="P1">Der Blick streift<text:span text:style-name="T1">.</text:span> Eichfach, das Zimmer. Weisse Wände, ein Doppelbett aus Pressholz. Weisse Bettbezüge. Das Licht weiss, kalt-weiss, die Lampe, Milchglas. Das Bild, das obligatorische, hängt gegnüber dem Bett. Eine farblose, blumige Billigpinselei, ohne Seele. </text:p>
      <text:p text:style-name="P3">Warum bin ich hier? Schweiz?</text:p>
      <text:p text:style-name="P4">Der <text:span text:style-name="T2">Blick kehrt nach Innen. Viel haben die Augen gesehen. Das bleibt nicht aus auf einer Zugfahrt. Das bleibt nicht aus, wenn der Blick mit der vorbeiziehenden Landschaft in die Zukunft hetzt. Zukunft, ist entscheidend bei einer Flucht.</text:span></text:p>
      <text:p text:style-name="P18">Flucht?</text:p>
      <text:p text:style-name="P18">Wenn der Blick müde wird und nach Innen geht, dann schaut er nicht in die Zukunft. Dann tauchen Dinge auf... und Gesichter. Was sagt es? Dieser Augenblick, dieser Hauch Bewusstheit, husch, weg. Und bevor, wie bin ich eigendlich in dies Hotel geraten? Kann den Weg im Gedächtnis nicht finden. Die Seele, erschöpft, flackert wieder davon. </text:p>
      <text:p text:style-name="P5">Der Blick schwimmt unter den Wimpern, bereit zu verschwinden. </text:p>
      <text:p text:style-name="P7">Aber im Liedschluss, da bleibt etwas hängen. Da ist etwas. </text:p>
      <text:p text:style-name="P7">Es ist s<text:span text:style-name="T3">chwarz!</text:span></text:p>
      <text:p text:style-name="P5">Schwarz auf Weiss.</text:p>
      <text:p text:style-name="P7">Es ist im Zimmer.</text:p>
      <text:p text:style-name="P5">Das Schwarz bewegt sich!</text:p>
      <text:p text:style-name="P6">Hilfe!</text:p>
      <text:p text:style-name="P6">Nein! Nein!</text:p>
      <text:p text:style-name="P5"/>
      <text:p text:style-name="P7">Es klopft, es ruft.</text:p>
      <text:p text:style-name="P7">Madame, Sie haben gerufen?</text:p>
      <text:p text:style-name="P7">Hab ich gerufen?</text:p>
      <text:p text:style-name="P7">Vor der Tür steht ein Mann. E<text:span text:style-name="T4">r trägt eine schwarze Hose und ein weisses Hemd, eine schwarze Weste.</text:span></text:p>
      <text:p text:style-name="P8">Madame? Ich glaube, Sie haben mich gerufen.</text:p>
      <text:p text:style-name="P8">Habe ich gerufen? Da war das schwarze Dinge, das sich bewegt hat, ich bin müde, was macht dieser Hotelbedienstete vor meiner Tür?</text:p>
      <text:p text:style-name="P8">Es, es ist nichts. Zittert meine Stimme?</text:p>
      <text:p text:style-name="P8">Der Mann schaut in das weisse Zimmer an meiner Schulter vorbei. Sein Blick bleibt an der Wand über dem Bett hängen.</text:p>
      <text:p text:style-name="P8">Sicher, Madame?</text:p>
      <text:p text:style-name="P8">Was ist das da an der Wand?</text:p>
      <text:p text:style-name="P8">Ja, ja, es ist gut, danke! Energisch schliesse ich die Tür.</text:p>
      <text:p text:style-name="P8"/>
      <text:p text:style-name="P10">Langsame Schritte auf die Wand zu. Die weisse, von der Nachtischlampe bespottete Wand. Und den schwarzen Fleck. </text:p>
      <text:p text:style-name="P10">Eine Ameise.</text:p>
      <text:p text:style-name="P9">Es ist Februar. Es ist warm für die Jahreszeit. </text:p>
      <text:p text:style-name="P9">Eine schwarze Ameise sitzt auf der weissen Wand. Ihre zwei Fühler wickelwackeln hin und her. Sie krabbelt ein Stück die Senkrechte hinauf. Sie putzt sich die Fühler mit den vorderen Beinen, als traute sie ihnen nicht, als fragte sie sich, wieso sie da ist.<text:span text:style-name="T5">as</text:span></text:p>
      <text:p text:style-name="P9">Da in dem weissen Zimmer, allein, im Winter, mitten auf der weissen Wand.</text:p>
      <text:p text:style-name="P9">Erleichert klettert sie auf meinen Finger, der <text:span text:style-name="T5">sie </text:span>durch das geöffnete Fenster auf die Fensterbank setzt.</text:p>
      <text:p text:style-name="P11">Was hat mich erschreckt? Schwarz auf weiss.</text:p>
      <text:p text:style-name="P11"/>
      <text:p text:style-name="P12">Auf meinem Rücken trage ich einen Schatz. <text:span text:style-name="T6">Der Schatz ist schwer. Er beträgt ein Vielfaches meines Körpergewichtes. Ich mache Schritt um Schritt, mit meinen vielen Beinen. Ich bringe den Schatz zu </text:span><text:soft-page-break/><text:span text:style-name="T6">dem grossen Hügel. Meine Brüder und Schwestern laufen vor und hinter mir auf dem Pfad. Der Pfad strömt einen Geruch aus. Der Geruch hölt mich auf dem Weg. Ich schaue nicht, denn ich trage schwer. In der Kolone treffen wir am Tor zum Hügel ein. Die Wächter schnüffeln. </text:span></text:p>
      <text:p text:style-name="P13">Ich schleppe meinen Schatz in den Gang. Braun und zu Anfang breiter. Später wird er enger. Es riecht nach den Schwestern und Brüdern, nach Wald und Erde, nach Futter und nach Heimat. <text:span text:style-name="T7">Über mir der Hügel. Er ist es, die Gesamtheit des Volkes, der träumt und damit steuert. Schlafwandeln folgen wir den Spuren und werden von unseren Körpern durch die Düfte und Trommeln der Fühler geführt. Wir sind das Volk. Wir sind die Einheit. Die Einheit, die durch die Bedürfnisse und Arbeit der Einzelnen, ein Staat und mehr als die Summe ihrer Teil ist.</text:span></text:p>
      <text:p text:style-name="P14">Ich, kleine Ameise, bin ein Stück Wille, ein kleiner vom kollegtiven Staatswesen geführter Wille. Ich will, ohne ich. </text:p>
      <text:p text:style-name="P16">Meine Beine unter dem Schatz geraten durcheinander.</text:p>
      <text:p text:style-name="P16">Der Tunnel dreht sich.</text:p>
      <text:p text:style-name="P16">Ein Strudel packt mich und wirbelt mich aus der öhle in ein Weiss.</text:p>
      <text:p text:style-name="P16">Der Fall endet. Die Ameise liegt, schwarz, auf weiss. Ich... </text:p>
      <text:p text:style-name="P14"/>
      <text:p text:style-name="P15">Was für ein Traum.</text:p>
      <text:p text:style-name="P15">Das Licht scheint matt in das Hotelzimmer.</text:p>
      <text:p text:style-name="P16">Ich bin allein. Obwohl die Kleider angezogen werden, lebt der Traum weiter. Weiss, ich bin schwarz, taub und blind, ich rieche nichts. Ich schmecke meinen Stamm nicht. Ich schmecke die Brüder und Schwestern nicht.</text:p>
      <text:p text:style-name="P16"><text:span text:style-name="T8">A</text:span>llein und schutz-los.</text:p>
      <text:p text:style-name="P16">Brauche ich Schutz?</text:p>
      <text:p text:style-name="P16">Madame? Frühstück ist unten serviert.</text:p>
      <text:p text:style-name="P16">Merci! Komme gleich!</text:p>
      <text:p text:style-name="P19">Der Trum macht traurig: Eine Ameise allein.</text:p>
      <text:p text:style-name="P19">Ein Wesen, das, wenn überhaupt, gelenkt wird von dem kollektiven Bewusstsein der Mitglieder seines Staates. Eine Ameise allein, ist geschmacksneutralisiert, empfindungslos, sinnlos.</text:p>
      <text:p text:style-name="P19">Der Kaffeeduft hat sich durch den Türspalt gezwängt.</text:p>
      <text:p text:style-name="P19">Der Nase nach.</text:p>
      <text:p text:style-name="P19"/>
      <text:p text:style-name="P19">Das Speisezimmer ist üppig. Es stehen drei runde Tische darin und Stühle, auf geschwungenen, grazielen Beinen, in dunklem erdigen Braun. Der Holzboden, altersdunkelbraun, wird stellenweise bedeckt von grünen und blauen, sanftgemusterten persischen Teppichen. Neben der Tür, schimmert schwärzlich eine hohe Anrichte. Ihre Füsse sind Löwengetazt und ihr Aufbau mit gedrehten Säulen geschmückt. Eckig schliesst sich das verglaste <text:span text:style-name="T9">oberteil, vielfach eckig. In dem Mittelteil, dem säuligen, liegen Besteckkörbe, Brotkörbe, Teller und Servierten bereit. </text:span></text:p>
      <text:p text:style-name="P20">Links ein Fenster, mit Spitzen davor, die das Licht und den blick von drausen in kleine verdauliche Happen für die Innwandigen zergliedern. Darunter ein altes, biedermeierndes Sofa. Mit grün-goldenen Streifenbezug, matt-glänzend, abgewetzt. In der Ecke ein weiterer Schrank, Eckschrank, Bruder der Anrichte. Im ersten Moment metallisch, organisches Chaos im offenen Mittelteil, deswegen gleitet der Blick weiter. Ein weiteres Fenster. Die schmalen Spitzen lassen Blick vorbeigleiten in den Garten, der ist grün. Ein biedermeiernes Sofa, mit zierlichen Füssen und rot-goldigem Bezug, verschliessen.</text:p>
      <text:p text:style-name="P20">An der anderen Wand eine zweiflügelige Tür, weiss, fein aus Holz gearbeitet, geschlossen. In der Ecke rechts neben der Tür ein grosser Sessel. Der samtige Stoff ist prall gefüllt und mit grünen, roten und goldenen Ornamenten verziert. Vor dem Sessel steht ein Hocker, wie ein Kind des grossen. </text:p>
      <text:p text:style-name="P20">Die alte Frau, die den Sessel beherbergt, ist füllig und kräftig. Ihre Wangen, umrahmt von einem feinen, weissen Haarkranz, sind rosig und frisch. Die Augen mit vielen Fältchen umgeben. Sie trägt ein, <text:span text:style-name="T10">schlichtes, schwarzes Kleid. Es bedeckt die Knie halb und das Ende der hautfarbenen Feinkniestrümpfe schneidet in die Beine. Der rechte Fuss, es befindet sich ein Loch am zweiten, </text:span><text:soft-page-break/><text:span text:style-name="T10">alle überragenden Zeh, liegt auf dem plüschkindlichen Hocker. Der andere steckt in einem Schlappen. Ein Pantoffel, mit wolligem, grün-schwarz kariertem Stoff.</text:span></text:p>
      <text:p text:style-name="P21">Guten morgen, meine Liebe. </text:p>
      <text:p text:style-name="P21">Haben Sie gut geschlafen? Hatten Sie eine anstrengende Fahrt? Werden Sie unser schönes Basel anschauen?</text:p>
      <text:p text:style-name="P21">-</text:p>
      <text:p text:style-name="P21">Darf ich vorstellen, Madame, das ist die Hotelbesitzerin, Donna Rosa. Ich b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citas Stotz</meta:initial-creator>
    <meta:creation-date>2016-02-24T11:41:54.532449691</meta:creation-date>
    <meta:generator>LibreOffice/4.2.8.2$Linux_X86_64 LibreOffice_project/420m0$Build-2</meta:generator>
    <dc:date>2016-02-25T10:37:05.126207177</dc:date>
    <dc:creator>Felicitas Stotz</dc:creator>
    <meta:editing-duration>PT7H25M54S</meta:editing-duration>
    <meta:editing-cycles>17</meta:editing-cycles>
    <meta:document-statistic meta:table-count="0" meta:image-count="0" meta:object-count="0" meta:page-count="3" meta:paragraph-count="59" meta:word-count="1033" meta:character-count="6551" meta:non-whitespace-character-count="5564"/>
  </office:meta>
</office:document-meta>
</file>